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Century Gothic" svg:font-family="'Century Gothic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54496" officeooo:paragraph-rsid="00054496"/>
    </style:style>
    <style:style style:name="P2" style:family="paragraph" style:parent-style-name="Standard">
      <style:text-properties style:font-name="Khmer OS" fo:font-size="16pt" officeooo:rsid="00054496" officeooo:paragraph-rsid="00054496" style:font-size-asian="16pt" style:font-size-complex="16pt"/>
    </style:style>
    <style:style style:name="P3" style:family="paragraph" style:parent-style-name="Standard">
      <style:text-properties style:font-name="Khmer OS" fo:font-size="16pt" style:text-underline-style="none" fo:font-weight="normal" officeooo:rsid="00054496" officeooo:paragraph-rsid="0005449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Khmer OS" fo:font-size="24pt" style:text-underline-style="solid" style:text-underline-width="auto" style:text-underline-color="font-color" fo:font-weight="bold" officeooo:paragraph-rsid="00054496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Khmer OS" fo:font-size="18pt" style:text-underline-style="solid" style:text-underline-width="auto" style:text-underline-color="font-color" fo:font-weight="bold" officeooo:rsid="00054496" officeooo:paragraph-rsid="00054496" style:font-weight-asian="bold" style:font-weight-complex="bold"/>
    </style:style>
    <style:style style:name="P6" style:family="paragraph" style:parent-style-name="Standard">
      <style:text-properties fo:color="#ffffff" style:font-name="Khmer OS" fo:font-size="18pt" fo:font-weight="bold" officeooo:rsid="00054496" officeooo:paragraph-rsid="00054496" fo:background-color="#18a303" style:font-weight-asian="bold" style:font-weight-complex="bold"/>
    </style:style>
    <style:style style:name="T1" style:family="text">
      <style:text-properties officeooo:rsid="00054496"/>
    </style:style>
    <style:style style:name="T2" style:family="text">
      <style:text-properties style:font-name="Century Gothic"/>
    </style:style>
    <style:style style:name="T3" style:family="text">
      <style:text-properties style:font-name="Century Gothic" fo:font-size="44pt" style:font-size-asian="44pt"/>
    </style:style>
    <style:style style:name="T4" style:family="text">
      <style:text-properties style:font-name="Khmer OS" fo:font-size="16pt" officeooo:rsid="00054496"/>
    </style:style>
    <style:style style:name="T5" style:family="text">
      <style:text-properties style:font-name="Khmer OS" officeooo:rsid="00054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e: 04/2/2021</text:p>
      <text:p text:style-name="P1"/>
      <text:p text:style-name="P4"><text:span text:style-name="T1">Chapter4. </text:span>basic data manipulation language<text:line-break/>(retrieving records)</text:p>
      <text:p text:style-name="P2"/>
      <text:p text:style-name="P1"/>
      <text:p text:style-name="P5">4.1 THE SELECT STATEMENT</text:p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Century Gothic" svg:font-family="'Century Gothic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4T09:32:04.124665192</dc:date>
    <meta:editing-duration>PT3M46S</meta:editing-duration>
    <meta:editing-cycles>3</meta:editing-cycles>
    <meta:document-statistic meta:table-count="0" meta:image-count="0" meta:object-count="0" meta:page-count="1" meta:paragraph-count="5" meta:word-count="13" meta:character-count="104" meta:non-whitespace-character-count="92"/>
  </office:meta>
</office:document-meta>
</file>